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568" calcext:value-type="float">
            <text:p>125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328" calcext:value-type="float">
            <text:p>125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224" calcext:value-type="float">
            <text:p>124.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3168" calcext:value-type="float">
            <text:p>123.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768" calcext:value-type="float">
            <text:p>122.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456" calcext:value-type="float">
            <text:p>120.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57</text:p>
          </table:table-cell>
          <table:table-cell office:value-type="string" calcext:value-type="string">
            <text:p>TWDB:0646757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192" calcext:value-type="float">
            <text:p>114.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